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24in" table:align="margins"/>
    </style:style>
    <style:style style:name="Tabelle7.A" style:family="table-column">
      <style:table-column-properties style:column-width="2.2306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24in" table:align="margins"/>
    </style:style>
    <style:style style:name="Tabelle11.A" style:family="table-column">
      <style:table-column-properties style:column-width="3.3458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24in" table:align="margins"/>
    </style:style>
    <style:style style:name="Tabelle8.A" style:family="table-column">
      <style:table-column-properties style:column-width="2.2306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24in" table:align="margins"/>
    </style:style>
    <style:style style:name="Tabelle12.A" style:family="table-column">
      <style:table-column-properties style:column-width="3.3458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24in" table:align="margins"/>
    </style:style>
    <style:style style:name="Tabelle6.A" style:family="table-column">
      <style:table-column-properties style:column-width="2.2306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24in" table:align="margins"/>
    </style:style>
    <style:style style:name="Tabelle10.A" style:family="table-column">
      <style:table-column-properties style:column-width="2.2306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24in" table:align="margins"/>
    </style:style>
    <style:style style:name="Tabelle13.A" style:family="table-column">
      <style:table-column-properties style:column-width="3.3458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24in" table:align="margins"/>
    </style:style>
    <style:style style:name="Tabelle9.A" style:family="table-column">
      <style:table-column-properties style:column-width="2.2306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24in" table:align="margins"/>
    </style:style>
    <style:style style:name="Tabelle14.A" style:family="table-column">
      <style:table-column-properties style:column-width="3.3458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24in" table:align="margins"/>
    </style:style>
    <style:style style:name="Tabelle5.A" style:family="table-column">
      <style:table-column-properties style:column-width="2.2306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24in" table:align="margins"/>
    </style:style>
    <style:style style:name="Tabelle15.A" style:family="table-column">
      <style:table-column-properties style:column-width="3.3458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24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74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24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74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24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74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text-align="center" style:justify-single-word="false"/>
      <style:text-properties style:text-underline-style="solid" style:text-underline-width="auto" style:text-underline-color="font-color"/>
    </style:style>
    <style:style style:name="P16" style:family="paragraph" style:parent-style-name="Table_20_Contents">
      <style:text-properties style:use-window-font-color="true"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Table_20_Heading">
      <style:text-properties style:text-underline-style="solid" style:text-underline-width="auto" style:text-underline-color="font-color" fo:font-weight="normal" style:font-weight-asian="normal" style:font-weight-complex="normal"/>
    </style:style>
    <style:style style:name="P27" style:family="paragraph" style:parent-style-name="Contents_20_1">
      <style:paragraph-properties>
        <style:tab-stops>
          <style:tab-stop style:position="6.6925in" style:type="right" style:leader-style="dotted" style:leader-text="."/>
        </style:tab-stops>
      </style:paragraph-properties>
    </style:style>
    <style:style style:name="P28" style:family="paragraph" style:parent-style-name="Contents_20_2">
      <style:paragraph-properties>
        <style:tab-stops>
          <style:tab-stop style:position="6.4957in" style:type="right" style:leader-style="dotted" style:leader-text="."/>
        </style:tab-stops>
      </style:paragraph-properties>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7"/>
    <style:style style:name="P45" style:family="paragraph" style:parent-style-name="Text_20_body" style:list-style-name="L18">
      <style:text-properties style:text-underline-style="none" fo:font-weight="normal" style:font-weight-asian="normal" style:font-weight-complex="normal"/>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5">
      <style:text-properties fo:font-weight="normal" style:font-weight-asian="normal" style:font-weight-complex="normal"/>
    </style:style>
    <style:style style:name="P54" style:family="paragraph" style:parent-style-name="Text_20_body" style:list-style-name="L9">
      <style:paragraph-properties fo:margin-left="0in" fo:margin-right="0in" fo:text-indent="0in" style:auto-text-indent="false"/>
    </style:style>
    <style:style style:name="P55" style:family="paragraph" style:parent-style-name="Text_20_body" style:list-style-name="L10">
      <style:paragraph-properties fo:break-before="page"/>
    </style:style>
    <style:style style:name="P56" style:family="paragraph" style:parent-style-name="Text_20_body" style:list-style-name="L15">
      <style:paragraph-properties fo:break-before="page"/>
    </style:style>
    <style:style style:name="P57" style:family="paragraph" style:parent-style-name="Text_20_body" style:list-style-name="L9">
      <style:paragraph-properties fo:margin-left="0in" fo:margin-right="0in" fo:text-indent="-0.25in" style:auto-text-indent="false"/>
    </style:style>
    <style:style style:name="P58" style:family="paragraph" style:parent-style-name="Text_20_body" style:list-style-name="L16">
      <style:paragraph-properties fo:margin-left="0.9807in" fo:margin-right="0in" fo:text-indent="-0.25in" style:auto-text-indent="false"/>
    </style:style>
    <style:style style:name="P59" style:family="paragraph" style:parent-style-name="Heading_20_3">
      <style:paragraph-properties fo:break-before="page"/>
    </style:style>
    <style:style style:name="P60" style:family="paragraph" style:parent-style-name="Heading_20_1">
      <style:paragraph-properties fo:break-before="page"/>
    </style:style>
    <style:style style:name="P61" style:family="paragraph" style:parent-style-name="Heading_20_4">
      <style:paragraph-properties fo:break-before="page"/>
    </style:style>
    <style:style style:name="P62" style:family="paragraph" style:parent-style-name="Table_20_Contents" style:list-style-name="L26">
      <style:text-properties style:use-window-font-color="true" fo:font-weight="bold" style:font-weight-asian="bold" style:font-weight-complex="bold"/>
    </style:style>
    <style:style style:name="P63" style:family="paragraph" style:parent-style-name="Table_20_Contents" style:list-style-name="L27">
      <style:text-properties style:use-window-font-color="true" fo:font-weight="bold" style:font-weight-asian="bold" style:font-weight-complex="bold"/>
    </style:style>
    <style:style style:name="P64" style:family="paragraph" style:parent-style-name="Table_20_Contents" style:list-style-name="L28">
      <style:text-properties style:use-window-font-color="true" fo:font-weight="bold" style:font-weight-asian="bold" style:font-weight-complex="bold"/>
    </style:style>
    <style:style style:name="P65" style:family="paragraph" style:parent-style-name="Table_20_Contents" style:list-style-name="L29">
      <style:text-properties style:use-window-font-color="true" fo:font-weight="bold" style:font-weight-asian="bold" style:font-weight-complex="bold"/>
    </style:style>
    <style:style style:name="P66" style:family="paragraph" style:parent-style-name="Table_20_Contents" style:list-style-name="L30">
      <style:text-properties style:use-window-font-color="true" fo:font-weight="bold" style:font-weight-asian="bold" style:font-weight-complex="bold"/>
    </style:style>
    <style:style style:name="P67" style:family="paragraph" style:parent-style-name="Table_20_Contents" style:list-style-name="L31">
      <style:text-properties style:use-window-font-color="true" fo:font-weight="bold" style:font-weight-asian="bold" style:font-weight-complex="bold"/>
    </style:style>
    <style:style style:name="P68" style:family="paragraph" style:parent-style-name="Table_20_Contents" style:list-style-name="L32">
      <style:text-properties style:use-window-font-color="true" fo:font-weight="bold" style:font-weight-asian="bold" style:font-weight-complex="bold"/>
    </style:style>
    <style:style style:name="P69" style:family="paragraph" style:parent-style-name="Table_20_Contents" style:list-style-name="L33">
      <style:text-properties style:use-window-font-color="true" fo:font-weight="bold" style:font-weight-asian="bold" style:font-weight-complex="bold"/>
    </style:style>
    <style:style style:name="P70" style:family="paragraph" style:parent-style-name="Table_20_Contents" style:list-style-name="L34">
      <style:text-properties style:use-window-font-color="true" fo:font-weight="bold" style:font-weight-asian="bold" style:font-weight-complex="bold"/>
    </style:style>
    <style:style style:name="P71" style:family="paragraph" style:parent-style-name="Table_20_Contents" style:list-style-name="L32">
      <style:text-properties fo:font-weight="bold" style:font-weight-asian="bold" style:font-weight-complex="bold"/>
    </style:style>
    <style:style style:name="P7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hree – ...... and Communicate them (aCt)</text:p>
      <text:p text:style-name="P2">Pieta / Rebase to MIB Core</text:p>
      <text:p text:style-name="Text_20_body">This hibernation report describes the things that <text:span text:style-name="T1">have been</text:span> implemented for release "Pieta".</text:p>
      <text:p text:style-name="Text_20_body">Chapter <text:bookmark-ref text:reference-format="number" text:ref-name="__RefHeading__1223_1007263011"> 3 </text:bookmark-ref> contains the essential parts in English language.</text:p>
      <text:p text:style-name="Text_20_body">Version 3.0 is indicating the version at the beginning of the SPARK project.</text:p>
      <text:h text:style-name="Heading_20_1" text:outline-level="1"><text:bookmark-start text:name="__RefHeading__1207_1007263011"/>Einleitung<text:bookmark-end text:name="__RefHeading__1207_1007263011"/></text:h>
      <text:h text:style-name="Heading_20_2" text:outline-level="2"><text:bookmark-start text:name="__RefHeading__1209_1007263011"/>Im Anfang war die "Zwischenschicht"<text:bookmark-end text:name="__RefHeading__1209_1007263011"/></text:h>
      <text:p text:style-name="Text_20_body">Wenn man eine Sache entwickelt, dann möchte man meistens nicht bei Adam und Eva anfangen (obwohl es tatsächlich Software gibt, bei der das wirklich gemacht wurde).</text:p>
      <text:p text:style-name="Text_20_body">So gibt es zum Beispiel im Bereich der <text:span text:style-name="T3">3D Graphik und der virtuellen Welten</text:span> den ISO-Standard X3D, der bereits viele Funktionen vorgefertigt zur Verfügung stellt.</text:p>
      <text:p text:style-name="Text_20_body">Man muss diese Funktionen nur mehr wie bei einem LEGO-Baukasten zu einer sogenannten "Szene" zusammensetzen. Das macht man z.B. mit Hilfe einer XML-Syntax.</text:p>
      <text:p text:style-name="Text_20_body">Jetzt ist es aber oft so, dass viele oder zumindest mehrere Szenen ähnliche Funktionen anbieten, die zwar nicht schon im X3D-Standard enthalten sind, die aber in allen diesen Szenen auf ähnliche Art und Weise aus den Funktionen des X3D-Standards zusammengesetzt werden.</text:p>
      <text:p text:style-name="Text_20_body">Da fragt man sich, ob es wirklich der Weisheit letzter Schluß ist, wenn jeder Szenenautor vom anderen mit Copy&amp;Paste abkupfert und die entsprechenden Teile immer weiter klont, oder ob es nicht besser wäre, diese Unterfunktionen an zentraler Stelle zur Verfügung zu stellen.</text:p>
      <text:p text:style-name="Text_20_body">In einer architekturellen Sprechweise würden wir sagen, wir wollen zwischen der Szene und dem Web3D Browser eine "Zwischenschicht" einfügen, die von allen oder zumindest von vielen Szenen­autoren benützt werden kann.</text:p>
      <text:p text:style-name="Text_20_body">Genau das tun wir im ArrT Projekt und genau das tun wir, indem wir den Mechanismus der "X3D Prototypen" verwenden.</text:p>
      <text:p text:style-name="Text_20_body">Ohne jetzt ins Detail des Mechanismus zu gehen: Das SRR Framework ist eine Zwischenschicht, die zwischen Web3D Browser und Szene liegt und allgemeine Funktionen anbietet, die zwar nicht so allgemein sind, dass man sie in einem Web3D Browser unterbringt, die aber zumindest so allgemein sind, dass sie im Zusammenhang mit Eisenbahnen immer wieder Verwendung finden.</text:p>
      <text:p text:style-name="Text_20_body"><draw:frame draw:style-name="fr1" draw:name="Rahmen1" text:anchor-type="paragraph" svg:x="0.5701in" svg:y="0.0602in" svg:width="5.2764in" draw:z-index="0"><draw:text-box fo:min-height="1.361in"><text:p text:style-name="Illustration"><draw:frame draw:style-name="fr3" draw:name="Objekt1" text:anchor-type="paragraph" svg:width="5.552in" style:rel-width="100%" svg:height="1.4799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Simulated Railroad Framework als Zwischenschicht</text:p></draw:text-box></draw:frame></text:p>
      <text:h text:style-name="Heading_20_2" text:outline-level="2"><text:bookmark-start text:name="__RefHeading__1211_1007263011"/><text:soft-page-break/>Das SRR Framework ist anspruchsvoll<text:bookmark-end text:name="__RefHeading__1211_1007263011"/></text:h>
      <text:p text:style-name="Text_20_body">Man kann das SRR Framework nicht unter jede beliebige Szene legen.</text:p>
      <text:p text:style-name="Text_20_body">Das SRR Framework verlangt, dass sich die Szene an bestimmte Regeln hält, damit es funktioniert.</text:p>
      <text:p text:style-name="Text_20_body">Insoferne muss man sagen, dass das SRR Framework den X3D Standard nicht nur erweitert, sondern auch einschränkt.</text:p>
      <text:p text:style-name="Text_20_body">Der Szenenautor muss sich nämlich an folgende Regeln halten:</text:p>
      <text:list xml:id="list5621670876651600243" text:style-name="L1">
        <text:list-item>
          <text:p text:style-name="P30">Das MMF-Paradigma und die Namensregeln müssen befolgt werden</text:p>
        </text:list-item>
        <text:list-item>
          <text:p text:style-name="P30">Die Interfacedefinition der SRR Prototypen muss beachtet werden</text:p>
        </text:list-item>
      </text:list>
      <text:p text:style-name="Text_20_body">Als Bild dargestellt, kann man also eine SrrTrains Szene in folgende Teile zerlegen:</text:p>
      <text:p text:style-name="Text_20_body"><draw:frame draw:style-name="fr1" draw:name="Rahmen2" text:anchor-type="paragraph" svg:x="0.5701in" svg:y="-0.0035in" svg:width="5.552in" draw:z-index="2"><draw:text-box fo:min-height="5.7189in"><text:p text:style-name="Illustration"><draw:frame draw:style-name="fr3" draw:name="Objekt2" text:anchor-type="paragraph" svg:width="5.5492in" style:rel-width="100%" svg:height="5.716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Aufbau einer SrrTrains Szene</text:p></draw:text-box></draw:frame></text:p>
      <text:p text:style-name="Text_20_body">Anmerkung: man sieht hier an der Farbgebung, dass die MIDAS Objekte eigentlich kein Teil des SRR Frameworks sind, dieses stellt nur die sogenannte MIDAS Base (MIB) zur Verfügung, mit <text:soft-page-break/>deren Hilfe dann die MIDAS Objekte (MOBs) entwickelt werden können.</text:p>
      <text:p text:style-name="Text_20_body">Das MMF-Paradigma (Model/Module/Frame-Paradigma) bedeutet also, dass die Szene in Module und Modelle zerlegt wird.</text:p>
      <text:p text:style-name="Text_20_body">Jede Szene enthält mindestens ein Modul, wobei Module von unterschiedlichen Autoren kommen können, und jedes Modul enthält beliebig viele Modelle, die ebenfalls von unterschiedlichen Autoren stammen können.</text:p>
      <text:p text:style-name="Text_20_body">Das SRR Framework sorgt für die nötige Standardisierung, indem Vorgaben über die Interfaces der Module und Modelle gemacht werden und indem es die hellgrünen Prototypen zur Verfügung stellt, deren Interfaces ebenfalls genau spezifiziert sind.</text:p>
      <text:p text:style-name="Text_20_body">Im Detail bedeutet das für die Szenenautoren:</text:p>
      <text:list xml:id="list5808006394139997990" text:style-name="L2">
        <text:list-item>
          <text:p text:style-name="P31">Ein Modul muss sich an die Spezifikation des uiModule Interfaces halten, damit es in allen SrrTrains Szenen verwendet werden kann</text:p>
        </text:list-item>
        <text:list-item>
          <text:p text:style-name="P31">Ein Modell muss sich an die Spezifikation des uiObj Interfaces halten, damit es in allen SrrTrains Modulen verwendet werden kann</text:p>
        </text:list-item>
        <text:list-item>
          <text:p text:style-name="P31">Ein MIDAS Objekt muss sich an die Spezifikation des uiObj Interfaces halten, damit es in allen SrrTrains Modellen verwendet werden kann</text:p>
        </text:list-item>
        <text:list-item>
          <text:p text:style-name="P31">Der Simple Scene Controller (SSC) muss genau einmal pro Szene instantiiert werden</text:p>
        </text:list-item>
        <text:list-item>
          <text:p text:style-name="P31">Module Coordinators (MC) müssen genau einmal pro Modul instantiiert werden</text:p>
        </text:list-item>
        <text:list-item>
          <text:p text:style-name="P31">MIDAS Objekte sind immer in genau einem Modell enthalten<text:note text:id="ftn1" text:note-class="footnote"><text:note-citation>1</text:note-citation><text:note-body><text:p text:style-name="Footnote">Eine Ausnahme sind astrale MIDAS Objekte, welche ausserhalb von Modellen existieren</text:p></text:note-body></text:note></text:p>
        </text:list-item>
        <text:list-item>
          <text:p text:style-name="P31">Modelle können mehr als ein MIDAS Objekt enthalten</text:p>
        </text:list-item>
        <text:list-item>
          <text:p text:style-name="P31">Der Simple Scene Controller muss als erster aller SRR Prototypen initialisiert werden</text:p>
        </text:list-item>
        <text:list-item>
          <text:p text:style-name="P31">Die Module müssen eindeutige Namen erhalten</text:p>
        </text:list-item>
        <text:list-item>
          <text:p text:style-name="P31">Module Coordinators werden nach dem SSC initialisiert</text:p>
        </text:list-item>
        <text:list-item>
          <text:p text:style-name="P31">Durch die Initialisierung attachen sich die MCs an den SSC</text:p>
        </text:list-item>
        <text:list-item>
          <text:p text:style-name="P31">Dynamische Module können genau einmal detacht und deinitialisiert werden. Will man sie nocheinmal darstellen, muss man sie nocheinmal laden</text:p>
        </text:list-item>
        <text:list-item>
          <text:p text:style-name="P31">Modelle müssen innerhalb ihres Elternmoduls eindeutige Namen erhalten</text:p>
        </text:list-item>
        <text:list-item>
          <text:p text:style-name="P31">Innerhalb eines Modells müssen alle MIDAS Objekte eindeutige Namen erhalten</text:p>
        </text:list-item>
        <text:list-item>
          <text:p text:style-name="P31">Gebundene Modelle werden nach der Initialisierung des MC initialisiert und an den MC attacht. Sie werden spätestens gemeinsam mit ihrem Elternmodul deinitialisiert</text:p>
        </text:list-item>
        <text:list-item>
          <text:p text:style-name="P31">Ungebundene Modelle können nach dem SSC initialisiert und an jeden initialisierten MC attacht werden.</text:p>
        </text:list-item>
        <text:list-item>
          <text:p text:style-name="P31">Ungebundene Modelle können immer wieder detacht und neu attacht werden, auch an immer wieder andere MCs, sie können jedoch nur einmal deinitialisiert werden. Will man sie nach der Deinitialisierung nocheinmal verwenden, muss man sie nocheinmal laden</text:p>
        </text:list-item>
      </text:list>
      <text:h text:style-name="P72" text:outline-level="2"><text:bookmark-start text:name="__RefHeading__1213_1007263011"/>Das SRR Framework ist noch nicht fertig<text:bookmark-end text:name="__RefHeading__1213_1007263011"/></text:h>
      <text:p text:style-name="Text_20_body">Es gibt drei Konzepte, die in der Funktionalität des SRR Frameworks zur Zeit noch nicht berücksichtigt sind (sie sind auch in <text:sequence-ref text:reference-format="category-and-value" text:ref-name="refIllustration1">Abbildung 2</text:sequence-ref> noch nicht dargestellt):</text:p>
      <text:list xml:id="list9184011405090918488" text:style-name="L3">
        <text:list-item>
          <text:p text:style-name="P32">Ungebundene Modelle</text:p>
        </text:list-item>
        <text:list-item>
          <text:p text:style-name="P32">Handover</text:p>
        </text:list-item>
        <text:list-item>
          <text:p text:style-name="P32">Moving Modules</text:p>
        </text:list-item>
      </text:list>
      <text:p text:style-name="Text_20_body">Ungebundene Modelle werden in diesem Paper bereits teilweise berücksichtigt, können aber erst mit Abschluss des Step 0033 getestet werden.</text:p>
      <text:p text:style-name="Text_20_body">Handover soll im Prinzip vorbereitet werden, wird aber erst nach Step 0033 endgültig implementiert und getestet werden.</text:p>
      <text:p text:style-name="Text_20_body">Moving Modules werden zur Zeit überhaupt nicht berücksichtigt.</text:p>
      <text:h text:style-name="Heading_20_1" text:outline-level="1"><text:bookmark-start text:name="__RefHeading__1215_1007263011"/>Rebase to MIB Core – Planung<text:bookmark-end text:name="__RefHeading__1215_1007263011"/></text:h>
      <text:p text:style-name="Text_20_body">Aus <text:sequence-ref text:reference-format="category-and-value" text:ref-name="refIllustration1">Abbildung 2</text:sequence-ref> könnte man ableiten, dass in jedem Modell nur ein MIDAS Objekt (MOB) ent­hal­ten sein könne.</text:p>
      <text:p text:style-name="Text_20_body">Dem ist aber nicht so. Tatsächlich kann jedes Modell eine beliebige Anzahl von MIDAS Objekten enthalten.</text:p>
      <text:p text:style-name="Text_20_body">Deswegen wollen wir hier noch ein wenig auf die Details der MIDAS Objekte und der MIDAS Base (MIB) eingehen.</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7670245610114406285" text:style-name="L4">
        <text:list-item>
          <text:p text:style-name="P33">No-State MOBs: das sind MOBs, die überhaupt keinen globalen State verwalten</text:p>
        </text:list-item>
        <text:list-item>
          <text:p text:style-name="P33">Standard MOBs: das sind MOBs, die einen diskreten globalen State verwalten, also einen State, der sich nicht allzu oft ändert</text:p>
        </text:list-item>
        <text:list-item>
          <text:p text:style-name="P33">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0.5701in" svg:y="-0.0445in" svg:width="5.2661in" draw:z-index="4"><draw:text-box fo:min-height="1.3075in"><text:p text:style-name="Illustration"><draw:frame draw:style-name="fr3" draw:name="Objekt3" text:anchor-type="paragraph" svg:width="5.5528in" style:rel-width="100%" svg:height="1.5201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3203778983689632" text:style-name="L5">
        <text:list-item>
          <text:p text:style-name="P34">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8037350452328666297" text:style-name="L6">
        <text:list-item>
          <text:p text:style-name="P35">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5.5516in" draw:z-index="6"><draw:text-box fo:min-height="3.0866in"><text:p text:style-name="Illustration"><draw:frame draw:style-name="fr4" draw:name="Objekt4" text:anchor-type="paragraph" svg:x="0in" svg:y="0.0862in" svg:width="5.5528in" style:rel-width="100%" svg:height="2.7091in"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72"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8394479956109207268" text:style-name="L7">
        <text:list-item>
          <text:p text:style-name="P36">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0.5701in" svg:y="0.0028in" svg:width="5.5528in" draw:z-index="8"><draw:text-box fo:min-height="5.1465in"><text:p text:style-name="Illustration"><draw:frame draw:style-name="fr3" draw:name="Objekt5" text:anchor-type="paragraph" svg:width="5.552in" style:rel-width="100%" svg:height="5.1457in"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60" text:outline-level="1"><text:bookmark-start text:name="__RefHeading__1223_1007263011"/>Hibernation Report 001 "Pieta / MIB Core"<text:bookmark-end text:name="__RefHeading__1223_1007263011"/></text:h>
      <text:p text:style-name="Text_20_body">This chapter is the main chapter of the hibernation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1207_1007263011" text:style-name="Index_20_Link" text:visited-style-name="Index_20_Link"><text:s/>1 Einleitung<text:tab/>1</text:a></text:p>
          <text:p text:style-name="P28"><text:a xlink:type="simple" xlink:href="#__RefHeading__1209_1007263011" text:style-name="Index_20_Link" text:visited-style-name="Index_20_Link"><text:s/>1.1 Im Anfang war die "Zwischenschicht"<text:tab/>1</text:a></text:p>
          <text:p text:style-name="P28"><text:a xlink:type="simple" xlink:href="#__RefHeading__1211_1007263011" text:style-name="Index_20_Link" text:visited-style-name="Index_20_Link"><text:s/>1.2 Das SRR Framework ist anspruchsvoll<text:tab/>2</text:a></text:p>
          <text:p text:style-name="P28"><text:a xlink:type="simple" xlink:href="#__RefHeading__1213_1007263011" text:style-name="Index_20_Link" text:visited-style-name="Index_20_Link"><text:s/>1.3 Das SRR Framework ist noch nicht fertig<text:tab/>4</text:a></text:p>
          <text:p text:style-name="P27"><text:a xlink:type="simple" xlink:href="#__RefHeading__1215_1007263011" text:style-name="Index_20_Link" text:visited-style-name="Index_20_Link"><text:s/>2 Rebase to MIB Core – Planung<text:tab/>4</text:a></text:p>
          <text:p text:style-name="P28"><text:a xlink:type="simple" xlink:href="#__RefHeading__1217_1007263011" text:style-name="Index_20_Link" text:visited-style-name="Index_20_Link"><text:s/>2.1 Die MIDAS Base (MIB)<text:tab/>4</text:a></text:p>
          <text:p text:style-name="P28"><text:a xlink:type="simple" xlink:href="#__RefHeading__1219_1007263011" text:style-name="Index_20_Link" text:visited-style-name="Index_20_Link"><text:s/>2.2 Die geplanten Neuerungen in der MIDAS Base (MIB)<text:tab/>5</text:a></text:p>
          <text:p text:style-name="P28"><text:a xlink:type="simple" xlink:href="#__RefHeading__1221_1007263011" text:style-name="Index_20_Link" text:visited-style-name="Index_20_Link"><text:s/>2.3 Die Model Prototypes (MOPs)<text:tab/>6</text:a></text:p>
          <text:p text:style-name="P27"><text:a xlink:type="simple" xlink:href="#__RefHeading__1223_1007263011" text:style-name="Index_20_Link" text:visited-style-name="Index_20_Link"><text:s/>3 Hibernation Report 001 "Pieta / MIB Core"<text:tab/>7</text:a></text:p>
          <text:p text:style-name="P28"><text:a xlink:type="simple" xlink:href="#__RefHeading__1447_1800198758" text:style-name="Index_20_Link" text:visited-style-name="Index_20_Link"><text:s/>3.1 Simple Multiuser Scenes (SMS) – An Introduction<text:tab/>8</text:a></text:p>
          <text:p text:style-name="P28"><text:a xlink:type="simple" xlink:href="#__RefHeading__2297_2081168293" text:style-name="Index_20_Link" text:visited-style-name="Index_20_Link"><text:s/>3.2 The SMUOS Framework – Overview<text:tab/>9</text:a></text:p>
          <text:p text:style-name="P29"><text:a xlink:type="simple" xlink:href="#__RefHeading__1751_95462509" text:style-name="Index_20_Link" text:visited-style-name="Index_20_Link"><text:s/>3.2.1 Are You an Author or Are You A Programmer<text:tab/>10</text:a></text:p>
          <text:p text:style-name="P29"><text:a xlink:type="simple" xlink:href="#__RefHeading__1931_95462509" text:style-name="Index_20_Link" text:visited-style-name="Index_20_Link"><text:s/>3.2.2 External Interfaces<text:tab/>10</text:a></text:p>
          <text:p text:style-name="P29"><text:a xlink:type="simple" xlink:href="#__RefHeading__1929_95462509" text:style-name="Index_20_Link" text:visited-style-name="Index_20_Link"><text:s/>3.2.3 Three Parts of the SMUOS Framework – Decomposition<text:tab/>12</text:a></text:p>
          <text:p text:style-name="P28"><text:a xlink:type="simple" xlink:href="#__RefHeading__2299_2081168293" text:style-name="Index_20_Link" text:visited-style-name="Index_20_Link"><text:s/>3.3 The Simple Scene Controller<text:tab/>15</text:a></text:p>
          <text:p text:style-name="P29"><text:a xlink:type="simple" xlink:href="#__RefHeading__2959_2055018111" text:style-name="Index_20_Link" text:visited-style-name="Index_20_Link"><text:s/>3.3.1 Purpose of the Simple Scene Controller<text:tab/>15</text:a></text:p>
          <text:p text:style-name="P29"><text:a xlink:type="simple" xlink:href="#__RefHeading__2961_2055018111" text:style-name="Index_20_Link" text:visited-style-name="Index_20_Link"><text:s/>3.3.2 The Common Parameters (commParam)<text:tab/>18</text:a></text:p>
          <text:p text:style-name="P29"><text:a xlink:type="simple" xlink:href="#__RefHeading__2963_2055018111" text:style-name="Index_20_Link" text:visited-style-name="Index_20_Link"><text:s/>3.3.3 Interfaces of the Simple Scene Controller<text:tab/>19</text:a></text:p>
          <text:p text:style-name="P28"><text:a xlink:type="simple" xlink:href="#__RefHeading__2301_2081168293" text:style-name="Index_20_Link" text:visited-style-name="Index_20_Link"><text:s/>3.4 The Module Coordinator<text:tab/>20</text:a></text:p>
          <text:p text:style-name="P29"><text:a xlink:type="simple" xlink:href="#__RefHeading__2545_2081168293" text:style-name="Index_20_Link" text:visited-style-name="Index_20_Link"><text:s/>3.4.1 Purpose of the Module Coordinator<text:tab/>20</text:a></text:p>
          <text:p text:style-name="P29"><text:a xlink:type="simple" xlink:href="#__RefHeading__2965_2055018111" text:style-name="Index_20_Link" text:visited-style-name="Index_20_Link"><text:s/>3.4.2 The Module Parameters (modParam)<text:tab/>23</text:a></text:p>
          <text:p text:style-name="P29"><text:a xlink:type="simple" xlink:href="#__RefHeading__1449_1800198758" text:style-name="Index_20_Link" text:visited-style-name="Index_20_Link"><text:s/>3.4.3 Interfaces of the Module Coordinator<text:tab/>24</text:a></text:p>
          <text:p text:style-name="P28"><text:a xlink:type="simple" xlink:href="#__RefHeading__2557_2081168293" text:style-name="Index_20_Link" text:visited-style-name="Index_20_Link"><text:s/>3.5 MIDAS Objects and the MIDAS Base<text:tab/>25</text:a></text:p>
          <text:p text:style-name="P29"><text:a xlink:type="simple" xlink:href="#__RefHeading__1451_1800198758" text:style-name="Index_20_Link" text:visited-style-name="Index_20_Link"><text:s/>3.5.1 Purpose of MIDAS Objects (MOBs)<text:tab/>25</text:a></text:p>
          <text:p text:style-name="P29"><text:a xlink:type="simple" xlink:href="#__RefHeading__1453_1800198758" text:style-name="Index_20_Link" text:visited-style-name="Index_20_Link"><text:s/>3.5.2 Modes of Operation (MOOs) of Objects<text:tab/>26</text:a></text:p>
          <text:p text:style-name="P29"><text:a xlink:type="simple" xlink:href="#__RefHeading__1455_1800198758" text:style-name="Index_20_Link" text:visited-style-name="Index_20_Link"><text:s/>3.5.3 Types of MIDAS Objects<text:tab/>28</text:a></text:p>
          <text:p text:style-name="P29"><text:a xlink:type="simple" xlink:href="#__RefHeading__1227_1007263011" text:style-name="Index_20_Link" text:visited-style-name="Index_20_Link"><text:s/>3.5.4 Purpose of the MIDAS Base (MIB)<text:tab/>29</text:a></text:p>
          <text:p text:style-name="P28"><text:a xlink:type="simple" xlink:href="#__RefHeading__2082_1029898641" text:style-name="Index_20_Link" text:visited-style-name="Index_20_Link"><text:s/>3.6 Settled Properties of the Core Prototypes<text:tab/>31</text:a></text:p>
          <text:p text:style-name="P29"><text:a xlink:type="simple" xlink:href="#__RefHeading__3231_555477830" text:style-name="Index_20_Link" text:visited-style-name="Index_20_Link"><text:s/>3.6.1 Access to SSC Extensions<text:tab/>32</text:a></text:p>
          <text:p text:style-name="P29"><text:a xlink:type="simple" xlink:href="#__RefHeading__2488_1496756897" text:style-name="Index_20_Link" text:visited-style-name="Index_20_Link"><text:s/>3.6.2 Access to MC Extensions<text:tab/>33</text:a></text:p>
          <text:p text:style-name="P29"><text:a xlink:type="simple" xlink:href="#__RefHeading__3235_555477830" text:style-name="Index_20_Link" text:visited-style-name="Index_20_Link"><text:s/>3.6.3 Nested Objects<text:tab/>34</text:a></text:p>
          <text:p text:style-name="P29"><text:a xlink:type="simple" xlink:href="#__RefHeading__3237_555477830" text:style-name="Index_20_Link" text:visited-style-name="Index_20_Link"><text:s/>3.6.4 MOO Changes and Procedures<text:tab/>35</text:a></text:p>
          <text:p text:style-name="P29"><text:a xlink:type="simple" xlink:href="#__RefHeading__3635_555477830" text:style-name="Index_20_Link" text:visited-style-name="Index_20_Link"><text:s/>3.6.5 Required SSC Extensions<text:tab/>38</text:a></text:p>
          <text:p text:style-name="P29"><text:a xlink:type="simple" xlink:href="#__RefHeading__3637_555477830" text:style-name="Index_20_Link" text:visited-style-name="Index_20_Link"><text:s/>3.6.6 Required MC Extensions<text:tab/>39</text:a></text:p>
          <text:p text:style-name="P29"><text:a xlink:type="simple" xlink:href="#__RefHeading__3239_555477830" text:style-name="Index_20_Link" text:visited-style-name="Index_20_Link"><text:s/>3.6.7 SSC Related Network Sensors and UOC Related SSC Dispatchers<text:tab/>40</text:a></text:p>
          <text:p text:style-name="P29"><text:a xlink:type="simple" xlink:href="#__RefHeading__3241_555477830" text:style-name="Index_20_Link" text:visited-style-name="Index_20_Link"><text:s/>3.6.8 Object Related and MIB Related Network Sensors<text:tab/>40</text:a></text:p>
          <text:p text:style-name="P28"><text:a xlink:type="simple" xlink:href="#__RefHeading__1846_918816407" text:style-name="Index_20_Link" text:visited-style-name="Index_20_Link"><text:s/>3.7 A Possible Evolution Path for the SMUOS Framework<text:tab/>41</text:a></text:p>
          <text:p text:style-name="P29"><text:a xlink:type="simple" xlink:href="#__RefHeading__1848_918816407" text:style-name="Index_20_Link" text:visited-style-name="Index_20_Link"><text:s/>3.7.1 Rebase to Core Prototypes ("Pieta") – done<text:tab/>41</text:a></text:p>
          <text:p text:style-name="P29"><text:a xlink:type="simple" xlink:href="#__RefHeading__2084_1029898641" text:style-name="Index_20_Link" text:visited-style-name="Index_20_Link"><text:s/>3.7.2 Unbound Models ("Arimathea") – envisioned<text:tab/>41</text:a></text:p>
          <text:p text:style-name="P29"><text:a xlink:type="simple" xlink:href="#__RefHeading__1852_918816407" text:style-name="Index_20_Link" text:visited-style-name="Index_20_Link"><text:s/>3.7.3 Handover and Moving Modules – rough ideas<text:tab/>41</text:a></text:p>
        </text:index-body>
      </text:table-of-content>
      <text:p text:style-name="Text_20_body"/>
      <text:p text:style-name="Text_20_body"><text:soft-page-break/>The previous chapters have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uch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0.5752in" svg:y="0in" svg:width="5.3756in" draw:z-index="34"><draw:text-box fo:min-height="1.5217in"><text:p text:style-name="Figure"><draw:frame draw:style-name="fr5" draw:name="Objekt18" text:anchor-type="paragraph" svg:x="0.0016in" svg:y="0.0008in" svg:width="5.3756in" style:rel-width="100%" svg:height="1.5217in"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72"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2055in" svg:y="0in" svg:width="6.3339in" draw:z-index="10"><draw:text-box fo:min-height="4.0575in"><text:p text:style-name="Figure"><draw:frame draw:style-name="fr6" draw:name="Objekt10" text:anchor-type="paragraph" svg:x="0.0209in" svg:y="0.0835in" svg:width="5.8602in" style:rel-width="98%" svg:height="3.6102in"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59"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8">Definition: We arbitrarily set a border between authors and programmers, which we call the <text:span text:style-name="T3">user interfaces</text:span>.</text:p>
      <text:list xml:id="list5914254628115650097" text:style-name="L8">
        <text:list-item>
          <text:p text:style-name="P37">The <text:span text:style-name="T3">user interface uiObj</text:span> is the interface between MIDAS Object and Model, where a programmer provides a MIDAS Object and an author uses the MIDAS Object to instrument a model.</text:p>
        </text:list-item>
        <text:list-item>
          <text:p text:style-name="P37">The <text:span text:style-name="T3">user interface uiMod</text:span> is the interface between Module Coordinator and Module, where a programmer provides the module coordinator and an author uses the Module Coordinator to instrument a module.</text:p>
        </text:list-item>
        <text:list-item>
          <text:p text:style-name="P37">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8">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9">These considerations are shown in <text:sequence-ref text:reference-format="category-and-value" text:ref-name="refFigure2">Figure 3</text:sequence-ref>.</text:p>
      <text:p text:style-name="Text_20_body"><draw:frame draw:style-name="fr1" draw:name="Rahmen8" text:anchor-type="paragraph" svg:x="0.3307in" svg:y="-0.0043in" svg:width="6.1673in" draw:z-index="12"><draw:text-box fo:min-height="3.7402in"><text:p text:style-name="Figure"><draw:frame draw:style-name="fr3" draw:name="Objekt9" text:anchor-type="paragraph" svg:width="6.1634in" style:rel-width="100%" svg:height="4.6937in"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uiModule</text:span>) and of any SMS Model (<text:span text:style-name="T3">uiObj</text:span>), respectively.</text:p>
      <text:h text:style-name="P59"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5.5516in" draw:z-index="16"><draw:text-box fo:min-height="3.9366in"><text:p text:style-name="Figure"><draw:frame draw:style-name="fr5" draw:name="Objekt13" text:anchor-type="paragraph" svg:x="0.0016in" svg:y="0.0008in" svg:width="5.55in" style:rel-width="100%" svg:height="3.9362in"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5.5516in" draw:z-index="18"><draw:text-box fo:min-height="3.9366in"><text:p text:style-name="Figure"><draw:frame draw:style-name="fr5" draw:name="Objekt12" text:anchor-type="paragraph" svg:x="0.0016in" svg:y="0.0008in" svg:width="5.55in" style:rel-width="100%" svg:height="3.9362in"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61"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5.5516in" draw:z-index="14"><draw:text-box fo:min-height="3.9366in"><text:p text:style-name="Figure"><draw:frame draw:style-name="fr5" draw:name="Objekt11" text:anchor-type="paragraph" svg:x="0.0016in" svg:y="0.0008in" svg:width="5.55in" style:rel-width="100%" svg:height="3.9362in"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72" text:outline-level="2"><text:bookmark-start text:name="__RefHeading__2299_2081168293"/>The Simple Scene Controller<text:bookmark-end text:name="__RefHeading__2299_2081168293"/></text:h>
      <text:list xml:id="list7880174275892797185" text:style-name="L9">
        <text:list-header>
          <text:p text:style-name="P54">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0.5752in" svg:y="0in" svg:width="5.5425in" draw:z-index="20"><draw:text-box fo:min-height="4.7508in"><text:p text:style-name="Figure"><draw:frame draw:style-name="fr6" draw:name="Objekt14" text:anchor-type="paragraph" svg:x="0in" svg:y="0.0854in" svg:width="5.5425in" style:rel-width="100%" svg:height="4.5217in"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9">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0.5752in" svg:y="0.0047in" svg:width="5.5425in" draw:z-index="22"><draw:text-box fo:min-height="5.5839in"><text:p text:style-name="Figure"><draw:frame draw:style-name="fr5" draw:name="Objekt15" text:anchor-type="paragraph" svg:x="0.0016in" svg:y="0.0008in" svg:width="5.5425in" style:rel-width="100%" svg:height="5.5835in"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3595922082571929068" text:style-name="L10">
        <text:list-item>
          <text:p text:style-name="P55">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38">Forwarding of commParam to all dependent SSC Extensions<text:line-break/>All dependent SSC Extensions are triggered to get initialized by the commParam</text:p>
        </text:list-item>
        <text:list-item>
          <text:p text:style-name="P38">Local Initialization of all dependent SSC Extensions<text:line-break/>Each SSC Extension (exactly the SSC Core in each SSC Extension)</text:p>
        </text:list-item>
      </text:list>
      <text:list xml:id="list3846737539985793241" text:style-name="L11">
        <text:list-item>
          <text:p text:style-name="P39">triggers and waits the local initialization of all mandatory dependent SSC Extensions</text:p>
        </text:list-item>
        <text:list-item>
          <text:p text:style-name="P39">triggers and waits the local initialization of all optional dependent SSC Extensions</text:p>
        </text:list-item>
        <text:list-item>
          <text:p text:style-name="P39">triggers and waits the initialization of all SSC Dispatchers of the SSC Extension</text:p>
        </text:list-item>
        <text:list-item>
          <text:p text:style-name="P39">triggers and waits the call back procedure "initialization" (here the author of the SSC Extension can include self-written code)</text:p>
        </text:list-item>
        <text:list-item>
          <text:p text:style-name="P39">reports "initialized" in case of successful local initialization (see step 4.)</text:p>
        </text:list-item>
        <text:list-item>
          <text:p text:style-name="P39">triggers the initialization of all network sensors of the SSC Extension</text:p>
        </text:list-item>
      </text:list>
      <text:list xml:id="list3699517187152587100" text:style-name="L12">
        <text:list-item>
          <text:p text:style-name="P40">Local Initialization of all dependent SSC Extensions is finished</text:p>
        </text:list-item>
        <text:list-item>
          <text:p text:style-name="P40">Initializing the commState<text:line-break/>If the scene instance is the first instance of the multiuser session, then the commState will be explicitely initialized to "empty"</text:p>
        </text:list-item>
        <text:list-item>
          <text:p text:style-name="P40">Add Scene Instance to commState<text:line-break/>The scene instance sends an "Access Request" to the server part of the SSC and hence the scene instance will be added to the commState</text:p>
        </text:list-item>
        <text:list-item>
          <text:p text:style-name="P40">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40">If the scene instance is the first of the multiuser session, then the SSC Extensions are triggered with the field "initializeStateAndStartActivity", otherwise they are triggered with "startActivity"</text:p>
        </text:list-item>
        <text:list-item>
          <text:p text:style-name="P40">Each SSC Extension initializes its global state (if it was triggered with "initializeStateAndStartActivity" – otherwise the state is already valid)</text:p>
        </text:list-item>
        <text:list-item>
          <text:p text:style-name="P40">Now the local copy of the global state is valid and the SSC Extension can "start Activity". The meaning of "start Activity" may vary from SSC Extension to SSC Extension</text:p>
        </text:list-item>
        <text:list-item>
          <text:p text:style-name="P40">The SSC Extension reports that activity has been started, the "iAmActive" flag in the Common Parameter Extension is set to TRUE.</text:p>
        </text:list-item>
      </text:list>
      <text:h text:style-name="P59"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0.5665in" svg:y="0.0008in" svg:width="5.5591in" draw:z-index="24"><draw:text-box fo:min-height="2.9425in"><text:p text:style-name="Figure"><draw:frame draw:style-name="fr5" draw:name="Objekt6" text:anchor-type="paragraph" svg:x="0.0016in" svg:y="0.0008in" svg:width="5.5583in" style:rel-width="100%" svg:height="2.9425in"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9"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5.5516in" draw:z-index="26"><draw:text-box fo:min-height="3.9366in"><text:p text:style-name="Figure"><draw:frame draw:style-name="fr5" draw:name="Objekt7" text:anchor-type="paragraph" svg:x="0.0016in" svg:y="0.0008in" svg:width="5.5508in" style:rel-width="100%" svg:height="3.9362in"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6844640075352447501" text:style-name="L13">
        <text:list-item>
          <text:p text:style-name="P41"><text:span text:style-name="T3">must</text:span> provide the <text:span text:style-name="T3">minimum interface miControl</text:span> to the SSC Base (or to the parent)</text:p>
        </text:list-item>
        <text:list-item>
          <text:p text:style-name="P41"><text:span text:style-name="T3">may</text:span> use the <text:span text:style-name="T3">external interface eiSscCore</text:span> of the SSC Core to ease the implementation</text:p>
        </text:list-item>
        <text:list-item>
          <text:p text:style-name="P41"><text:span text:style-name="T3">may</text:span> provide a <text:span text:style-name="T3">user interface uiControl(Ext)</text:span> to the frame.</text:p>
        </text:list-item>
        <text:list-item>
          <text:p text:style-name="P41"><text:span text:style-name="T3">may</text:span> provide an <text:span text:style-name="T3">external interface eiControl(Ext)</text:span> to its MC Extension(s) and/or to its MIDAS Objects</text:p>
        </text:list-item>
      </text:list>
      <text:h text:style-name="P72" text:outline-level="2"><text:bookmark-start text:name="__RefHeading__2301_2081168293"/>The Module Coordinator<text:bookmark-end text:name="__RefHeading__2301_2081168293"/></text:h>
      <text:list xml:id="list37563068" text:continue-list="list7880174275892797185" text:style-name="L9">
        <text:list-header>
          <text:p text:style-name="P57">Chapter <text:bookmark-ref text:reference-format="number" text:ref-name="__RefHeading__2968_2055018111"> 3.2.3.2 </text:bookmark-ref> introduced the Module Coordinator (MC) in a short and concise way.</text:p>
          <text:p text:style-name="P57">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1142523677843523240" text:style-name="L14">
        <text:list-item>
          <text:p text:style-name="P42">coordinates all MIDAS Objects within one module within one scene instance (SI)</text:p>
        </text:list-item>
        <text:list-item>
          <text:p text:style-name="P42">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0.5665in" svg:y="-0.002in" svg:width="5.5591in" draw:z-index="28"><draw:text-box fo:min-height="4.6091in"><text:p text:style-name="Figure"><draw:frame draw:style-name="fr5" draw:name="Objekt8" text:anchor-type="paragraph" svg:x="0.0016in" svg:y="0.0008in" svg:width="5.5583in" style:rel-width="100%" svg:height="4.6083in"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9">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0.5752in" svg:y="0.0055in" svg:width="5.5425in" draw:z-index="36"><draw:text-box fo:min-height="5.1673in"><text:p text:style-name="Figure"><draw:frame draw:style-name="fr5" draw:name="Objekt19" text:anchor-type="paragraph" svg:x="0.0016in" svg:y="0.0008in" svg:width="5.5425in" style:rel-width="100%" svg:height="5.1665in"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8044108092580580668" text:style-name="L15">
        <text:list-item>
          <text:p text:style-name="P56">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3">Forwarding of modParam to all dependent MC Extensions<text:line-break/>All dependent MC Extensions are triggered to get initialized by the modParam</text:p>
        </text:list-item>
        <text:list-item>
          <text:p text:style-name="P43">Local Initialization of all dependent MC Extensions<text:line-break/>Each MC Extension (exactly the MC Core in each MC Extension)</text:p>
        </text:list-item>
      </text:list>
      <text:list xml:id="list2153940332745240283" text:style-name="L16">
        <text:list-item>
          <text:p text:style-name="P58">triggers and waits the local initialization of all mandatory dependent MC Extensions</text:p>
        </text:list-item>
        <text:list-item>
          <text:p text:style-name="P58">triggers and waits the local initialization of all optional dependent MC Extensions</text:p>
        </text:list-item>
        <text:list-item>
          <text:p text:style-name="P58">triggers and waits the call back procedure "initialization" (here the author of the MC Extension can include self-written code)</text:p>
        </text:list-item>
        <text:list-item>
          <text:p text:style-name="P58">reports "initialized" in case of successful local initialization (see step 4.)</text:p>
        </text:list-item>
      </text:list>
      <text:list xml:id="list37535585" text:continue-list="list8044108092580580668" text:style-name="L15">
        <text:list-item>
          <text:p text:style-name="P43">Local Initialization of all dependent MC Extensions is finished</text:p>
        </text:list-item>
        <text:list-item>
          <text:p text:style-name="P43">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3">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3">The MC Extensions are triggered with the field "attach"</text:p>
        </text:list-item>
        <text:list-item>
          <text:p text:style-name="P43">Now each MC Extension can perform the "Attachment". The meaning of "Attachment" may vary from MC Extension to MC Extension</text:p>
        </text:list-item>
        <text:list-item>
          <text:p text:style-name="P43">The MC Extension reports that attachment has been finished, the "moduleIx" index in the Module Parameter Extension is set to the correct value &gt;= 0.</text:p>
        </text:list-item>
      </text:list>
      <text:h text:style-name="P59"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0.5665in" svg:y="0.0008in" svg:width="5.5591in" draw:z-index="30"><draw:text-box fo:min-height="2.9425in"><text:p text:style-name="Figure"><draw:frame draw:style-name="fr5" draw:name="Objekt16" text:anchor-type="paragraph" svg:x="0.0016in" svg:y="0.0008in" svg:width="5.5583in" style:rel-width="100%" svg:height="2.9417in"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9"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5.5516in" draw:z-index="32"><draw:text-box fo:min-height="3.9366in"><text:p text:style-name="Figure"><draw:frame draw:style-name="fr5" draw:name="Objekt17" text:anchor-type="paragraph" svg:x="0.0016in" svg:y="0.0008in" svg:width="5.55in" style:rel-width="100%" svg:height="3.9362in"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37540132" text:continue-list="list6844640075352447501" text:style-name="L13">
        <text:list-item>
          <text:p text:style-name="P41"><text:span text:style-name="T3">must</text:span> provide the <text:span text:style-name="T3">minimum interface miMod</text:span> to the MC Base (or to the parent)</text:p>
        </text:list-item>
        <text:list-item>
          <text:p text:style-name="P41"><text:span text:style-name="T3">may</text:span> use the <text:span text:style-name="T3">external interface eiMcCore</text:span> of the MC Core to ease the implementation</text:p>
        </text:list-item>
        <text:list-item>
          <text:p text:style-name="P41"><text:span text:style-name="T3">may</text:span> provide a <text:span text:style-name="T3">user interface uiMod(Ext)</text:span> to the module.</text:p>
        </text:list-item>
        <text:list-item>
          <text:p text:style-name="P41"><text:span text:style-name="T3">may</text:span> provide an <text:span text:style-name="T3">external interface eiMod(Ext)</text:span> to its MIDAS Objects</text:p>
        </text:list-item>
      </text:list>
      <text:h text:style-name="P72" text:outline-level="2"><text:bookmark-start text:name="__RefHeading__2557_2081168293"/>MIDAS Objects and the MIDAS Base<text:bookmark-end text:name="__RefHeading__2557_2081168293"/></text:h>
      <text:list xml:id="list37533176" text:continue-list="list37563068" text:style-name="L9">
        <text:list-header>
          <text:p text:style-name="P57">Chapter <text:bookmark-ref text:reference-format="number" text:ref-name="__RefHeading__1267_1800198758"> 3.2.3.1 </text:bookmark-ref> introduced the MIDAS Objects (MOBs) and the MIDAS Base (MIB) in a short and concise way.</text:p>
          <text:p text:style-name="P57">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3326955468867618746" text:style-name="L17">
        <text:list-item>
          <text:p text:style-name="P44">door switch: extObjId = <text:span text:style-name="T1">City-StationHouse.DoorSwitch</text:span></text:p>
        </text:list-item>
        <text:list-item>
          <text:p text:style-name="P44">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5">Now the SMUOS Framework can help in several ways:</text:p>
      <text:list xml:id="list2773381448835887034" text:style-name="L18">
        <text:list-item>
          <text:p text:style-name="P45">The SMUOS Framework features a <text:span text:style-name="T3">Model Prototype (MOP "MbBoundModel")</text:span>, which helps the author of a bound model to <text:span text:style-name="T3">orchestrate the MIDAS Objects (MOBs) of the model</text:span></text:p>
        </text:list-item>
        <text:list-item>
          <text:p text:style-name="P45">The SMUOS Framework features <text:span text:style-name="T3">MIBs (MIDAS Bases) for three types of MOBs</text:span>, to <text:span text:style-name="T3">ease the implementation of MOBs</text:span> by programmers</text:p>
        </text:list-item>
        <text:list-item>
          <text:p text:style-name="P45">Both (the MOPs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14">Figure 15</text:sequence-ref>, as follows.</text:p>
      <text:p text:style-name="P5">The light green parts are actually parts of the SMUOS Framework, the dark green parts are provided by 3<text:span text:style-name="T8">rd</text:span> party programmers and the red part is provided by a 3<text:span text:style-name="T8">rd</text:span> party author.</text:p>
      <text:p text:style-name="P20"/>
      <text:p text:style-name="P5"><draw:frame draw:style-name="fr1" draw:name="Rahmen20" text:anchor-type="paragraph" svg:x="0.5752in" svg:y="0.0047in" svg:width="5.5425in" draw:z-index="38"><draw:text-box fo:min-height="5.1362in"><text:p text:style-name="Figure"><draw:frame draw:style-name="fr5" draw:name="Objekt20" text:anchor-type="paragraph" svg:x="0.0016in" svg:y="0.0008in" svg:width="5.5425in" style:rel-width="100%" svg:height="5.1362in"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one of the next steps of the SrrTrains v0.01 project. Unbound objects will be able to exist outside of all modules and will be able to change their module (what we will call "handover").</text:p>
      <text:p text:style-name="P19">All this led to the definition of four "Modes of Operation (MOOs)" for ongoing operation and one "Mode of Operation (MOO)" for disabled objects.</text:p>
      <text:list xml:id="list2394080052183927153" text:style-name="L19">
        <text:list-item>
          <text:p text:style-name="P46">MOO I<text:tab/><text:tab/>"initialized" astral object</text:p>
        </text:list-item>
        <text:list-item>
          <text:p text:style-name="P46">MOO II<text:tab/>"attached" bound object</text:p>
        </text:list-item>
        <text:list-item>
          <text:p text:style-name="P46">MOO III<text:tab/>"initialized" unbound object (aka "detached")</text:p>
        </text:list-item>
        <text:list-item>
          <text:p text:style-name="P46">MOO IV<text:tab/>"attached" unbound object</text:p>
        </text:list-item>
        <text:list-item>
          <text:p text:style-name="P46">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6232113291290403363" text:style-name="L20">
        <text:list-item>
          <text:p text:style-name="P47">"Astral" objects are never attached to a module (but they have access to the commParam)</text:p>
        </text:list-item>
        <text:list-item>
          <text:p text:style-name="P47">"Bound" objects are always attached to the their module (they have access to the modParam of that module) and they cannot change the module they are attached to</text:p>
        </text:list-item>
        <text:list-item>
          <text:p text:style-name="P47">"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0.5752in" svg:y="0.0043in" svg:width="5.9799in" draw:z-index="40"><draw:text-box fo:min-height="4.2717in"><text:p text:style-name="Figure"><draw:frame draw:style-name="fr5" draw:name="Objekt21" text:anchor-type="paragraph" svg:x="0.0016in" svg:y="0.0008in" svg:width="5.9799in" style:rel-width="100%" svg:height="4.2717in"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0.5752in" svg:y="0.0047in" svg:width="5.5425in" draw:z-index="42"><draw:text-box fo:min-height="2.5634in"><text:p text:style-name="Figure"><draw:frame draw:style-name="fr5" draw:name="Objekt22" text:anchor-type="paragraph" svg:x="0.0016in" svg:y="0.0008in" svg:width="5.5425in" style:rel-width="100%" svg:height="2.5634in"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0.5752in" svg:y="0.0217in" svg:width="5.5425in" draw:z-index="44"><draw:text-box fo:min-height="3.4902in"><text:p text:style-name="Figure"><draw:frame draw:style-name="fr5" draw:name="Objekt23" text:anchor-type="paragraph" svg:x="0.0016in" svg:y="0.0008in" svg:width="5.5425in" style:rel-width="100%" svg:height="3.4902in"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0.5752in" svg:y="0.0028in" svg:width="5.5425in" draw:z-index="46"><draw:text-box fo:min-height="3.5319in"><text:p text:style-name="Figure"><draw:frame draw:style-name="fr5" draw:name="Objekt24" text:anchor-type="paragraph" svg:x="0.0016in" svg:y="0.0008in" svg:width="5.5425in" style:rel-width="100%" svg:height="3.5319in"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162779910155122586" text:style-name="L21">
        <text:list-item>
          <text:p text:style-name="P48">MIB for no-state MOBs</text:p>
        </text:list-item>
        <text:list-item>
          <text:p text:style-name="P48">MIB for standard MOBs</text:p>
        </text:list-item>
        <text:list-item>
          <text:p text:style-name="P48">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3146in" svg:y="0.0028in" svg:width="6.0217in" draw:z-index="48"><draw:text-box fo:min-height="2.9799in"><text:p text:style-name="Figure"><draw:frame draw:style-name="fr5" draw:name="Objekt25" text:anchor-type="paragraph" svg:x="0.0016in" svg:y="0.0008in" svg:width="6.0217in" style:rel-width="100%" svg:height="2.9799in"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3955745699307465151" text:style-name="L22">
        <text:list-item>
          <text:p text:style-name="P49"><text:span text:style-name="T3">must</text:span> provide the uiObj Interface to its users (model authors, module authors, frame authors)</text:p>
        </text:list-item>
        <text:list-item>
          <text:p text:style-name="P49"><text:span text:style-name="T3">may</text:span> use the eiMib Interface of one of the MIBs to ease the implementation of a "no-state", of a "standard" or of an "animated" MOB.</text:p>
        </text:list-item>
        <text:list-item>
          <text:p text:style-name="P49"><text:span text:style-name="T3">may</text:span> use the eiMod interface to directly access the MC (either MC Base or MC Extensions)</text:p>
        </text:list-item>
        <text:list-item>
          <text:p text:style-name="P49"><text:span text:style-name="T3">may</text:span> use the eiControl interface to directly access the SSC (either SSC Base or SSC Extensions)</text:p>
        </text:list-item>
      </text:list>
      <text:h text:style-name="P72" text:outline-level="2"><text:bookmark-start text:name="__RefHeading__2082_1029898641"/>Settled Properties of the Core Prototypes<text:bookmark-end text:name="__RefHeading__2082_1029898641"/></text:h>
      <text:p text:style-name="P6">SscCore</text:p>
      <text:list xml:id="list6652339250887764728" text:style-name="L23">
        <text:list-item>
          <text:p text:style-name="P50">organizes the <text:span text:style-name="T1">Access to SSC Extensions</text:span><text:span text:style-name="T9"> by SSC Base and by any SSC Extension</text:span></text:p>
        </text:list-item>
        <text:list-item>
          <text:p text:style-name="P50">handles the <text:span text:style-name="T1">MOO Changes</text:span> of any SSC Extension</text:p>
        </text:list-item>
        <text:list-item>
          <text:p text:style-name="P50">orchestrates the <text:span text:style-name="T1">MOO Changes</text:span> of all dependent SSC Extensions of SSC Base and of any SSC Extension</text:p>
        </text:list-item>
        <text:list-item>
          <text:p text:style-name="P50">ensures the <text:span text:style-name="T1">MOO Changes</text:span> of all UOC Related SSC Dispatchers of SSC Base and of any SSC Extension (this includes the initialization of dispatcher stubs for UOC parameters)</text:p>
        </text:list-item>
        <text:list-item>
          <text:p text:style-name="P50">requests the handling of all <text:span text:style-name="T1">Procedures</text:span> from its user (i.e. programmer of the SSC Extension) via a call-back mechanism</text:p>
        </text:list-item>
        <text:list-item>
          <text:p text:style-name="P50">triggers the initialization of all <text:span text:style-name="T1">SSC Related Network Sensors</text:span> and of all <text:span text:style-name="T1">UOC Related SSC Dispatchers</text:span> of SSC Base and of any SSC Extension</text:p>
        </text:list-item>
        <text:list-item>
          <text:p text:style-name="P50">handles initialization failure of any <text:span text:style-name="T1">SSC Related Network Sensor</text:span> and of any <text:span text:style-name="T1">UOC Related SSC Dispatcher</text:span> of SSC Base or of any SSC Extension</text:p>
        </text:list-item>
      </text:list>
      <text:p text:style-name="P6">McCore</text:p>
      <text:list xml:id="list8114114758898534678" text:style-name="L24">
        <text:list-item>
          <text:p text:style-name="P51">organizes the <text:span text:style-name="T1">Access to MC Extensions</text:span> by MC Base and by any MC Extension</text:p>
        </text:list-item>
        <text:list-item>
          <text:p text:style-name="P51">handles the <text:span text:style-name="T1">MOO Changes</text:span> of any MC Extension</text:p>
        </text:list-item>
        <text:list-item>
          <text:p text:style-name="P51">orchestrates the <text:span text:style-name="T1">MOO Changes</text:span> of all dependent MC Extensions of MC Base and of any MC Extension</text:p>
        </text:list-item>
        <text:list-item>
          <text:p text:style-name="P51">requests the handling of all <text:span text:style-name="T1">Procedures</text:span> from its user (i.e. programmer of the MC Extension) via a call-back mechanism</text:p>
        </text:list-item>
        <text:list-item>
          <text:p text:style-name="P51">organizes the access to every <text:span text:style-name="T1">required SSC Extension</text:span>, as required by any MC Extension</text:p>
        </text:list-item>
      </text:list>
      <text:p text:style-name="P6">MibCore</text:p>
      <text:list xml:id="list37543319" text:continue-list="list6652339250887764728" text:style-name="L23">
        <text:list-item>
          <text:p text:style-name="P50">organizes <text:span text:style-name="T1">Nested Objects</text:span></text:p>
        </text:list-item>
        <text:list-item>
          <text:p text:style-name="P50">handles the <text:span text:style-name="T1">MOO Changes</text:span> of any object (i.e. of any model or of any MIDAS Object)</text:p>
        </text:list-item>
        <text:list-item>
          <text:p text:style-name="P50">orchestrates the <text:span text:style-name="T1">MOO Changes</text:span> of all dependent objects of any object</text:p>
        </text:list-item>
        <text:list-item>
          <text:p text:style-name="P50">requests the handling of all <text:span text:style-name="T1">Procedures</text:span> from its user (i.e. programmer of the MIB) via a call-back mechanism</text:p>
        </text:list-item>
        <text:list-item>
          <text:p text:style-name="P50">organizes the access to every <text:span text:style-name="T1">required SSC Extension</text:span>, as required by any object</text:p>
        </text:list-item>
        <text:list-item>
          <text:p text:style-name="P50">organizes the access to every <text:span text:style-name="T1">required MC Extension</text:span>, as required by any object</text:p>
        </text:list-item>
        <text:list-item>
          <text:p text:style-name="P50">triggers the initialization of all <text:span text:style-name="T1">Object Related Network Sensors</text:span> and of all <text:span text:style-name="T1">MIB Related Network Sensors</text:span> of any object</text:p>
        </text:list-item>
        <text:list-item>
          <text:p text:style-name="P50">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5393495355761547805" text:style-name="L25">
        <text:list-item>
          <text:p text:style-name="P52">some fields that each SSC Extension <text:span text:style-name="T1">must</text:span> provide at the <text:span text:style-name="T1">minimum Interface miControl,</text:span></text:p>
        </text:list-item>
        <text:list-item>
          <text:p text:style-name="P53">some fields that <text:span text:style-name="T1">should</text:span> be used at the <text:span text:style-name="T1">external interface eiSscCore</text:span> and</text:p>
        </text:list-item>
        <text:list-item>
          <text:p text:style-name="P53">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4">Interface miControl</text:p>
          </table:table-cell>
          <table:table-cell table:style-name="Tabelle3.B1" office:value-type="string">
            <text:p text:style-name="P14">Interface eiSscCore</text:p>
          </table:table-cell>
          <table:table-cell table:style-name="Tabelle3.C1" office:value-type="string">
            <text:p text:style-name="P14">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1">traceLevelControl<text:line-break/>SFInt32</text:p>
          </table:table-cell>
          <table:table-cell table:style-name="Tabelle3.A2" office:value-type="string">
            <text:p text:style-name="P21">traceLevelControl<text:line-break/>SFInt32</text:p>
          </table:table-cell>
          <table:table-cell table:style-name="Tabelle3.C2" office:value-type="string">
            <text:p text:style-name="Standard"/>
          </table:table-cell>
        </table:table-row>
        <table:table-row>
          <table:table-cell table:style-name="Tabelle3.A2" office:value-type="string">
            <text:p text:style-name="P21">traceLevelComm<text:line-break/>SFInt32</text:p>
          </table:table-cell>
          <table:table-cell table:style-name="Tabelle3.A2" office:value-type="string">
            <text:p text:style-name="P21">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9"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4">Interface miMod</text:p>
          </table:table-cell>
          <table:table-cell table:style-name="Tabelle7.B1" office:value-type="string">
            <text:p text:style-name="P14">Interface eiMcCore</text:p>
          </table:table-cell>
          <table:table-cell table:style-name="Tabelle7.C1" office:value-type="string">
            <text:p text:style-name="P14">Module Parameter Extension</text:p>
          </table:table-cell>
        </table:table-row>
        <table:table-row>
          <table:table-cell table:style-name="Tabelle7.A2" office:value-type="string">
            <text:p text:style-name="P8">instanceIdMod<text:line-break/>SFString</text:p>
          </table:table-cell>
          <table:table-cell table:style-name="Tabelle7.A2" office:value-type="string">
            <text:p text:style-name="P8">instanceIdMo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setModuleName<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Client<text:line-break/>SFString</text:p>
          </table:table-cell>
          <table:table-cell table:style-name="Tabelle7.C2" office:value-type="string">
            <text:p text:style-name="P24"/>
          </table:table-cell>
        </table:table-row>
        <table:table-row>
          <table:table-cell table:style-name="Tabelle7.A2" office:value-type="string">
            <text:p text:style-name="P7">localTraceLevel<text:line-break/>SFInt32</text:p>
          </table:table-cell>
          <table:table-cell table:style-name="Tabelle7.A2" office:value-type="string">
            <text:p text:style-name="P7">traceLevelControl<text:line-break/>SFInt32</text:p>
          </table:table-cell>
          <table:table-cell table:style-name="Tabelle7.C2" office:value-type="string">
            <text:p text:style-name="P25"/>
          </table:table-cell>
        </table:table-row>
        <table:table-row>
          <table:table-cell table:style-name="Tabelle7.A2" office:value-type="string">
            <text:p text:style-name="P8">mandatoryMcExtensions<text:line-break/>MFNode</text:p>
          </table:table-cell>
          <table:table-cell table:style-name="Tabelle7.A2" office:value-type="string">
            <text:p text:style-name="P8">mandatoryMcExtensionsIn<text:line-break/>MFNode</text:p>
          </table:table-cell>
          <table:table-cell table:style-name="Tabelle7.C2" office:value-type="string">
            <text:p text:style-name="Standard"/>
          </table:table-cell>
        </table:table-row>
        <table:table-row>
          <table:table-cell table:style-name="Tabelle7.A2" office:value-type="string">
            <text:p text:style-name="P8">optionalMcExtensions<text:line-break/>MFNode</text:p>
          </table:table-cell>
          <table:table-cell table:style-name="Tabelle7.A2" office:value-type="string">
            <text:p text:style-name="P8">optionalMcExtensionsIn<text:line-break/>MFNode</text:p>
          </table:table-cell>
          <table:table-cell table:style-name="Tabelle7.C2" office:value-type="string">
            <text:p text:style-name="Standard"/>
          </table:table-cell>
        </table:table-row>
        <table:table-row>
          <table:table-cell table:style-name="Tabelle7.A2" office:value-type="string">
            <text:p text:style-name="P21"/>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26">Interface uiObj</text:p>
            </table:table-cell>
            <table:table-cell table:style-name="Tabelle11.B1" office:value-type="string">
              <text:p text:style-name="P26">Interface eiMib</text:p>
            </table:table-cell>
          </table:table-row>
        </table:table-header-rows>
        <table:table-row>
          <table:table-cell table:style-name="Tabelle11.A2" office:value-type="string">
            <text:p text:style-name="P12">objId<text:line-break/>SFString</text:p>
          </table:table-cell>
          <table:table-cell table:style-name="Tabelle11.B2" office:value-type="string">
            <text:p text:style-name="P12">objId<text:line-break/>SFString</text:p>
          </table:table-cell>
        </table:table-row>
        <table:table-row>
          <table:table-cell table:style-name="Tabelle11.A2" office:value-type="string">
            <text:p text:style-name="P8">universalObjectClass<text:line-break/>SFNode</text:p>
          </table:table-cell>
          <table:table-cell table:style-name="Tabelle11.B2" office:value-type="string">
            <text:p text:style-name="P8">universalObjectClass<text:line-break/>SFNode</text:p>
          </table:table-cell>
        </table:table-row>
        <table:table-row>
          <table:table-cell table:style-name="Tabelle11.A2" office:value-type="string">
            <text:p text:style-name="P8">parentObj<text:line-break/>SFNode</text:p>
          </table:table-cell>
          <table:table-cell table:style-name="Tabelle11.B2" office:value-type="string">
            <text:p text:style-name="P8">parentObj<text:line-break/>SFNode</text:p>
          </table:table-cell>
        </table:table-row>
        <table:table-row>
          <table:table-cell table:style-name="Tabelle11.A2" office:value-type="string">
            <text:p text:style-name="P12">dependentMobs<text:line-break/>MFNode</text:p>
          </table:table-cell>
          <table:table-cell table:style-name="Tabelle11.B2" office:value-type="string">
            <text:p text:style-name="P12">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9"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37533492" text:continue-numbering="true" text:style-name="L25">
        <text:list-item>
          <text:p text:style-name="P52">some fields that each SSC Extension <text:span text:style-name="T1">must</text:span> provide at the <text:span text:style-name="T1">minimum Interface miControl,</text:span></text:p>
        </text:list-item>
        <text:list-item>
          <text:p text:style-name="P53">some fields that <text:span text:style-name="T1">should</text:span> be used at the <text:span text:style-name="T1">external interface eiSscCore</text:span> and</text:p>
        </text:list-item>
        <text:list-item>
          <text:p text:style-name="P53">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15">Interface miControl</text:p>
          </table:table-cell>
          <table:table-cell table:style-name="Tabelle4.A1" office:value-type="string">
            <text:p text:style-name="P15">Interface eiSscCore</text:p>
          </table:table-cell>
          <table:table-cell table:style-name="Tabelle4.C1" office:value-type="string">
            <text:p text:style-name="P15">Common Parameter Extension</text:p>
          </table:table-cell>
        </table:table-row>
        <table:table-row>
          <table:table-cell table:style-name="Tabelle4.A2" office:value-type="string">
            <text:p text:style-name="P23">basicallyInitialized<text:line-break/>SFBool</text:p>
          </table:table-cell>
          <table:table-cell table:style-name="Tabelle4.A2" office:value-type="string">
            <text:p text:style-name="P22"/>
          </table:table-cell>
          <table:table-cell table:style-name="Tabelle4.C2" office:value-type="string">
            <text:p text:style-name="P17"/>
          </table:table-cell>
        </table:table-row>
        <table:table-row>
          <table:table-cell table:style-name="Tabelle4.A2" office:value-type="string">
            <text:p text:style-name="P22">commParam<text:line-break/>SFNode</text:p>
          </table:table-cell>
          <table:table-cell table:style-name="Tabelle4.A2" office:value-type="string">
            <text:p text:style-name="P22">commParamIn<text:line-break/>SFNode</text:p>
          </table:table-cell>
          <table:table-cell table:style-name="Tabelle4.C2" office:value-type="string">
            <text:p text:style-name="P17"/>
          </table:table-cell>
        </table:table-row>
        <table:table-row>
          <table:table-cell table:style-name="Tabelle4.A2" office:value-type="string">
            <text:p text:style-name="P23">initialized<text:line-break/>SFNode</text:p>
          </table:table-cell>
          <table:table-cell table:style-name="Tabelle4.A2" office:value-type="string">
            <text:p text:style-name="P23">initialized<text:line-break/>SFNode</text:p>
          </table:table-cell>
          <table:table-cell table:style-name="Tabelle4.C2" office:value-type="string">
            <text:p text:style-name="P17">initialized<text:line-break/>SFBool</text:p>
          </table:table-cell>
        </table:table-row>
        <table:table-row>
          <table:table-cell table:style-name="Tabelle4.A2" office:value-type="string">
            <text:p text:style-name="P22">disable<text:line-break/>SFTime</text:p>
          </table:table-cell>
          <table:table-cell table:style-name="Tabelle4.A2" office:value-type="string">
            <text:p text:style-name="P22">disableIn<text:line-break/>SFTime</text:p>
          </table:table-cell>
          <table:table-cell table:style-name="Tabelle4.C2" office:value-type="string">
            <text:p text:style-name="P17"/>
          </table:table-cell>
        </table:table-row>
        <table:table-row>
          <table:table-cell table:style-name="Tabelle4.A2" office:value-type="string">
            <text:p text:style-name="P22"/>
          </table:table-cell>
          <table:table-cell table:style-name="Tabelle4.A2" office:value-type="string">
            <text:p text:style-name="P23">disabled<text:line-break/>SFBool</text:p>
          </table:table-cell>
          <table:table-cell table:style-name="Tabelle4.C2" office:value-type="string">
            <text:p text:style-name="P23"/>
          </table:table-cell>
        </table:table-row>
        <table:table-row>
          <table:table-cell table:style-name="Tabelle4.A2" office:value-type="string">
            <text:p text:style-name="P22">enabledOut<text:line-break/>SFBool</text:p>
          </table:table-cell>
          <table:table-cell table:style-name="Tabelle4.A2" office:value-type="string">
            <text:p text:style-name="P22">enabledOut<text:line-break/>SFBool</text:p>
          </table:table-cell>
          <table:table-cell table:style-name="Tabelle4.C2" office:value-type="string">
            <text:p text:style-name="P23">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9">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37552383" text:continue-numbering="true" text:style-name="L25">
        <text:list-item>
          <text:p text:style-name="P52">some fields that each MC Extension <text:span text:style-name="T1">must</text:span> provide at the <text:span text:style-name="T1">minimum Interface miMod,</text:span></text:p>
        </text:list-item>
        <text:list-item>
          <text:p text:style-name="P53">some fields that <text:span text:style-name="T1">should</text:span> be used at the <text:span text:style-name="T1">external interface eiMcCore</text:span> and</text:p>
        </text:list-item>
        <text:list-item>
          <text:p text:style-name="P53">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15">Interface miMod</text:p>
          </table:table-cell>
          <table:table-cell table:style-name="Tabelle8.A1" office:value-type="string">
            <text:p text:style-name="P15">Interface eiMcCore</text:p>
          </table:table-cell>
          <table:table-cell table:style-name="Tabelle8.C1" office:value-type="string">
            <text:p text:style-name="P15">Module Parameter Extension</text:p>
          </table:table-cell>
        </table:table-row>
        <table:table-row>
          <table:table-cell table:style-name="Tabelle8.A2" office:value-type="string">
            <text:p text:style-name="P23">basicallyInitialized<text:line-break/>SFBool</text:p>
          </table:table-cell>
          <table:table-cell table:style-name="Tabelle8.A2" office:value-type="string">
            <text:p text:style-name="P22"/>
          </table:table-cell>
          <table:table-cell table:style-name="Tabelle8.C2" office:value-type="string">
            <text:p text:style-name="P17"/>
          </table:table-cell>
        </table:table-row>
        <table:table-row>
          <table:table-cell table:style-name="Tabelle8.A2" office:value-type="string">
            <text:p text:style-name="P22">modParam<text:line-break/>SFNode</text:p>
          </table:table-cell>
          <table:table-cell table:style-name="Tabelle8.A2" office:value-type="string">
            <text:p text:style-name="P22">modParamIn<text:line-break/>SFNode</text:p>
          </table:table-cell>
          <table:table-cell table:style-name="Tabelle8.C2" office:value-type="string">
            <text:p text:style-name="P17"/>
          </table:table-cell>
        </table:table-row>
        <table:table-row>
          <table:table-cell table:style-name="Tabelle8.A2" office:value-type="string">
            <text:p text:style-name="P23">initialized<text:line-break/>SFNode</text:p>
          </table:table-cell>
          <table:table-cell table:style-name="Tabelle8.A2" office:value-type="string">
            <text:p text:style-name="P23">initialized<text:line-break/>SFNode</text:p>
          </table:table-cell>
          <table:table-cell table:style-name="Tabelle8.C2" office:value-type="string">
            <text:p text:style-name="P17">initialized<text:line-break/>SFBool</text:p>
          </table:table-cell>
        </table:table-row>
        <table:table-row>
          <table:table-cell table:style-name="Tabelle8.A2" office:value-type="string">
            <text:p text:style-name="P23">startAttachment<text:line-break/>SFInt32</text:p>
          </table:table-cell>
          <table:table-cell table:style-name="Tabelle8.A2" office:value-type="string">
            <text:p text:style-name="P23">startAttachment<text:line-break/>SFInt32</text:p>
          </table:table-cell>
          <table:table-cell table:style-name="Tabelle8.C2" office:value-type="string">
            <text:p text:style-name="P17"/>
          </table:table-cell>
        </table:table-row>
        <table:table-row>
          <table:table-cell table:style-name="Tabelle8.A2" office:value-type="string">
            <text:p text:style-name="P23">attachmentFinished<text:line-break/>SFNode</text:p>
          </table:table-cell>
          <table:table-cell table:style-name="Tabelle8.A2" office:value-type="string">
            <text:p text:style-name="P23">attachmentFinished<text:line-break/>SFNode</text:p>
          </table:table-cell>
          <table:table-cell table:style-name="Tabelle8.C2" office:value-type="string">
            <text:p text:style-name="P7">moduleIx<text:line-break/>SFInt32</text:p>
          </table:table-cell>
        </table:table-row>
        <table:table-row>
          <table:table-cell table:style-name="Tabelle8.A2" office:value-type="string">
            <text:p text:style-name="P22">disable<text:line-break/>SFTime</text:p>
          </table:table-cell>
          <table:table-cell table:style-name="Tabelle8.A2" office:value-type="string">
            <text:p text:style-name="P22">disableIn<text:line-break/>SFTime</text:p>
          </table:table-cell>
          <table:table-cell table:style-name="Tabelle8.C2" office:value-type="string">
            <text:p text:style-name="P17"/>
          </table:table-cell>
        </table:table-row>
        <table:table-row>
          <table:table-cell table:style-name="Tabelle8.A2" office:value-type="string">
            <text:p text:style-name="P22"/>
          </table:table-cell>
          <table:table-cell table:style-name="Tabelle8.A2" office:value-type="string">
            <text:p text:style-name="P23">disabled<text:line-break/>SFBool</text:p>
          </table:table-cell>
          <table:table-cell table:style-name="Tabelle8.C2" office:value-type="string">
            <text:p text:style-name="P23"/>
          </table:table-cell>
        </table:table-row>
        <table:table-row>
          <table:table-cell table:style-name="Tabelle8.A2" office:value-type="string">
            <text:p text:style-name="P22">enabledOut<text:line-break/>SFBool</text:p>
          </table:table-cell>
          <table:table-cell table:style-name="Tabelle8.A2" office:value-type="string">
            <text:p text:style-name="P22">enabledOut<text:line-break/>SFBool</text:p>
          </table:table-cell>
          <table:table-cell table:style-name="Tabelle8.C2" office:value-type="string">
            <text:p text:style-name="P23">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9">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37554175" text:continue-numbering="true" text:style-name="L25">
        <text:list-item>
          <text:p text:style-name="P52">some fields that each MIDAS Object <text:span text:style-name="T1">must</text:span> provide at the <text:span text:style-name="T1">user Interface uiObj</text:span><text:span text:style-name="T9"> and</text:span></text:p>
        </text:list-item>
        <text:list-item>
          <text:p text:style-name="P53">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6">Interface uiObj</text:p>
            </table:table-cell>
            <table:table-cell table:style-name="Tabelle12.B1" office:value-type="string">
              <text:p text:style-name="P26">Interface eiMib</text:p>
            </table:table-cell>
          </table:table-row>
        </table:table-header-rows>
        <table:table-row>
          <table:table-cell table:style-name="Tabelle12.A2" office:value-type="string">
            <text:p text:style-name="P8">commParam<text:line-break/>SFNode</text:p>
          </table:table-cell>
          <table:table-cell table:style-name="Tabelle12.B2" office:value-type="string">
            <text:p text:style-name="P8">commParam<text:line-break/>SFNode</text:p>
          </table:table-cell>
        </table:table-row>
        <table:table-row>
          <table:table-cell table:style-name="Tabelle12.A2" office:value-type="string">
            <text:p text:style-name="P7">initialized<text:line-break/>SFNode</text:p>
          </table:table-cell>
          <table:table-cell table:style-name="Tabelle12.B2" office:value-type="string">
            <text:p text:style-name="P7">initialized<text:line-break/>SFNode</text:p>
          </table:table-cell>
        </table:table-row>
        <table:table-row>
          <table:table-cell table:style-name="Tabelle12.A2" office:value-type="string">
            <text:p text:style-name="P8">modParam<text:line-break/>SFNode</text:p>
          </table:table-cell>
          <table:table-cell table:style-name="Tabelle12.B2" office:value-type="string">
            <text:p text:style-name="P8">modParam<text:line-break/>SFNode</text:p>
          </table:table-cell>
        </table:table-row>
        <table:table-row>
          <table:table-cell table:style-name="Tabelle12.A2" office:value-type="string">
            <text:p text:style-name="P7">attached<text:line-break/>SFNode</text:p>
          </table:table-cell>
          <table:table-cell table:style-name="Tabelle12.B2" office:value-type="string">
            <text:p text:style-name="P7">attached<text:line-break/>SFNode</text:p>
          </table:table-cell>
        </table:table-row>
        <table:table-row>
          <table:table-cell table:style-name="Tabelle12.A2" office:value-type="string">
            <text:p text:style-name="P8">disable<text:line-break/>SFTime</text:p>
          </table:table-cell>
          <table:table-cell table:style-name="Tabelle12.B2" office:value-type="string">
            <text:p text:style-name="P8">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8">enabledOut<text:line-break/>SFBool</text:p>
          </table:table-cell>
          <table:table-cell table:style-name="Tabelle12.B2" office:value-type="string">
            <text:p text:style-name="P8">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9"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5">Interface miControl</text:p>
          </table:table-cell>
          <table:table-cell table:style-name="Tabelle6.A1" office:value-type="string">
            <text:p text:style-name="P15">Interface eiSscCore</text:p>
          </table:table-cell>
          <table:table-cell table:style-name="Tabelle6.C1" office:value-type="string">
            <text:p text:style-name="P15">Common Parameter Extension</text:p>
          </table:table-cell>
        </table:table-row>
        <table:table-row>
          <table:table-cell table:style-name="Tabelle6.A2" office:value-type="string">
            <text:p text:style-name="P23"/>
          </table:table-cell>
          <table:table-cell table:style-name="Tabelle6.A2" office:value-type="string">
            <text:p text:style-name="P23"/>
          </table:table-cell>
          <table:table-cell table:style-name="Tabelle6.C2" office:value-type="string">
            <text:p text:style-name="P23">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5">Interface miMod</text:p>
          </table:table-cell>
          <table:table-cell table:style-name="Tabelle10.A1" office:value-type="string">
            <text:p text:style-name="P15">Interface eiMcCore</text:p>
          </table:table-cell>
          <table:table-cell table:style-name="Tabelle10.C1" office:value-type="string">
            <text:p text:style-name="P15">Module Parameter Extension</text:p>
          </table:table-cell>
        </table:table-row>
        <table:table-row>
          <table:table-cell table:style-name="Tabelle10.A2" office:value-type="string">
            <text:p text:style-name="P23"/>
          </table:table-cell>
          <table:table-cell table:style-name="Tabelle10.A2" office:value-type="string">
            <text:p text:style-name="P11">requiredSscExtensionsIn<text:line-break/>MFString</text:p>
          </table:table-cell>
          <table:table-cell table:style-name="Tabelle10.C2" office:value-type="string">
            <text:p text:style-name="P23"/>
          </table:table-cell>
        </table:table-row>
        <table:table-row>
          <table:table-cell table:style-name="Tabelle10.A2" office:value-type="string">
            <text:p text:style-name="P23"/>
          </table:table-cell>
          <table:table-cell table:style-name="Tabelle10.A2" office:value-type="string">
            <text:p text:style-name="P11">assertedSscExtensions<text:line-break/>MFNode</text:p>
          </table:table-cell>
          <table:table-cell table:style-name="Tabelle10.C2" office:value-type="string">
            <text:p text:style-name="P23"/>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6">Interface uiObj</text:p>
            </table:table-cell>
            <table:table-cell table:style-name="Tabelle13.B1" office:value-type="string">
              <text:p text:style-name="P2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9"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5">Interface miMod</text:p>
          </table:table-cell>
          <table:table-cell table:style-name="Tabelle9.A1" office:value-type="string">
            <text:p text:style-name="P15">Interface eiMcCore</text:p>
          </table:table-cell>
          <table:table-cell table:style-name="Tabelle9.C1" office:value-type="string">
            <text:p text:style-name="P15">Module Parameter Extension</text:p>
          </table:table-cell>
        </table:table-row>
        <table:table-row>
          <table:table-cell table:style-name="Tabelle9.A2" office:value-type="string">
            <text:p text:style-name="P23"/>
          </table:table-cell>
          <table:table-cell table:style-name="Tabelle9.A2" office:value-type="string">
            <text:p text:style-name="P23"/>
          </table:table-cell>
          <table:table-cell table:style-name="Tabelle9.C2" office:value-type="string">
            <text:p text:style-name="P23">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9"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5">Interface miControl</text:p>
          </table:table-cell>
          <table:table-cell table:style-name="Tabelle5.A1" office:value-type="string">
            <text:p text:style-name="P15">Interface eiSscCore</text:p>
          </table:table-cell>
          <table:table-cell table:style-name="Tabelle5.C1" office:value-type="string">
            <text:p text:style-name="P15">Common Parameter Extension</text:p>
          </table:table-cell>
        </table:table-row>
        <table:table-row>
          <table:table-cell table:style-name="Tabelle5.A2" office:value-type="string">
            <text:p text:style-name="P23"/>
          </table:table-cell>
          <table:table-cell table:style-name="Tabelle5.A2" office:value-type="string">
            <text:p text:style-name="P23">networkSensorsIn<text:line-break/>MFNode</text:p>
          </table:table-cell>
          <table:table-cell table:style-name="Tabelle5.C2" office:value-type="string">
            <text:p text:style-name="P17"/>
          </table:table-cell>
        </table:table-row>
        <table:table-row>
          <table:table-cell table:style-name="Tabelle5.A2" office:value-type="string">
            <text:p text:style-name="P22"/>
          </table:table-cell>
          <table:table-cell table:style-name="Tabelle5.A2" office:value-type="string">
            <text:p text:style-name="P23">sscDispatchersIn<text:line-break/>MFNode</text:p>
          </table:table-cell>
          <table:table-cell table:style-name="Tabelle5.C2" office:value-type="string">
            <text:p text:style-name="P17"/>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4">Those network sensors should be made available to the MIB Core prototype via the external interface of the Model Prototype (MOP). The MIB Core prototype will care for the MOO changes of those nodes.</text:p>
      <text:h text:style-name="P72"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3">Software Part</text:p>
            </table:table-cell>
            <table:covered-table-cell/>
            <table:table-cell table:style-name="Features-Pieta.C1" office:value-type="string">
              <text:p text:style-name="P13">Features</text:p>
            </table:table-cell>
          </table:table-row>
        </table:table-header-rows>
        <table:table-row>
          <table:table-cell table:style-name="Features-Pieta.A1" table:number-rows-spanned="2" office:value-type="string">
            <text:p text:style-name="P12">(F)rame</text:p>
          </table:table-cell>
          <table:table-cell table:style-name="Features-Pieta.A1" office:value-type="string">
            <text:p text:style-name="P16">Simple Scene Controller</text:p>
          </table:table-cell>
          <table:table-cell table:style-name="Features-Pieta.C2" office:value-type="string">
            <text:list xml:id="list6039764194502058696" text:style-name="L26">
              <text:list-item>
                <text:p text:style-name="P62">init</text:p>
              </text:list-item>
              <text:list-item>
                <text:p text:style-name="P62">Support of single-user/multi-user scenes</text:p>
              </text:list-item>
            </text:list>
          </table:table-cell>
        </table:table-row>
        <table:table-row>
          <table:covered-table-cell/>
          <table:table-cell table:style-name="Features-Pieta.B3" office:value-type="string">
            <text:p text:style-name="P16">SSC Core</text:p>
          </table:table-cell>
          <table:table-cell table:style-name="Features-Pieta.C2" office:value-type="string">
            <text:list xml:id="list5319304519994073923" text:style-name="L27">
              <text:list-item>
                <text:p text:style-name="P63">Support of no-state/stateful SSC Extensions</text:p>
              </text:list-item>
              <text:list-item>
                <text:p text:style-name="P63">Support of synchronous controllers</text:p>
              </text:list-item>
            </text:list>
          </table:table-cell>
        </table:table-row>
        <table:table-row>
          <table:table-cell table:style-name="Features-Pieta.B3" table:number-rows-spanned="2" office:value-type="string">
            <text:p text:style-name="P12">(M)odule</text:p>
          </table:table-cell>
          <table:table-cell table:style-name="Features-Pieta.B3" office:value-type="string">
            <text:p text:style-name="P16">Module Coordinator</text:p>
          </table:table-cell>
          <table:table-cell table:style-name="Features-Pieta.C2" office:value-type="string">
            <text:list xml:id="list6632860263233965200" text:style-name="L28">
              <text:list-item>
                <text:p text:style-name="P64">commParam + disable</text:p>
              </text:list-item>
              <text:list-item>
                <text:p text:style-name="P64">Support of static/dynamic modules</text:p>
              </text:list-item>
            </text:list>
          </table:table-cell>
        </table:table-row>
        <table:table-row>
          <table:covered-table-cell/>
          <table:table-cell table:style-name="Features-Pieta.B3" office:value-type="string">
            <text:p text:style-name="P16">MC Core</text:p>
          </table:table-cell>
          <table:table-cell table:style-name="Features-Pieta.C2" office:value-type="string">
            <text:list xml:id="list4694272396662544612" text:style-name="L29">
              <text:list-item>
                <text:p text:style-name="P65">Support of attacheable/non-attacheable MC Extensions</text:p>
              </text:list-item>
            </text:list>
          </table:table-cell>
        </table:table-row>
        <table:table-row>
          <table:table-cell table:style-name="Features-Pieta.B3" table:number-rows-spanned="2" office:value-type="string">
            <text:p text:style-name="P12">(M)odel</text:p>
          </table:table-cell>
          <table:table-cell table:style-name="Features-Pieta.B3" office:value-type="string">
            <text:p text:style-name="P16">Model Base</text:p>
          </table:table-cell>
          <table:table-cell table:style-name="Features-Pieta.C2" office:value-type="string">
            <text:list xml:id="list7935503804887642385" text:style-name="L30">
              <text:list-item>
                <text:p text:style-name="P66">modParam + disable</text:p>
              </text:list-item>
              <text:list-item>
                <text:p text:style-name="P66">Support of bound models</text:p>
              </text:list-item>
            </text:list>
          </table:table-cell>
        </table:table-row>
        <table:table-row>
          <table:covered-table-cell/>
          <table:table-cell table:style-name="Features-Pieta.B3" office:value-type="string">
            <text:p text:style-name="P16">MIDAS Base</text:p>
          </table:table-cell>
          <table:table-cell table:style-name="Features-Pieta.C2" office:value-type="string">
            <text:list xml:id="list4531709031467522598" text:style-name="L31">
              <text:list-item>
                <text:p text:style-name="P67">commParam + modParam + disable</text:p>
              </text:list-item>
              <text:list-item>
                <text:p text:style-name="P67">Support of astral/bound MIDAS objects</text:p>
              </text:list-item>
              <text:list-item>
                <text:p text:style-name="P67">Support of no-state/standard/animated MIDAS objects</text:p>
              </text:list-item>
            </text:list>
          </table:table-cell>
        </table:table-row>
      </table:table>
      <text:p text:style-name="Text_20_body"/>
      <text:h text:style-name="Heading_20_3" text:outline-level="3"><text:bookmark-start text:name="__RefHeading__2084_1029898641"/>Unbound Models ("Arimathea") – ongoing<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3">Software Part</text:p>
            </table:table-cell>
            <table:covered-table-cell/>
            <table:table-cell table:style-name="Tabelle1.C1" office:value-type="string">
              <text:p text:style-name="P13">New Features</text:p>
            </table:table-cell>
          </table:table-row>
        </table:table-header-rows>
        <table:table-row>
          <table:table-cell table:style-name="Tabelle1.A1" table:number-rows-spanned="2" office:value-type="string">
            <text:p text:style-name="P12">(M)odel</text:p>
          </table:table-cell>
          <table:table-cell table:style-name="Tabelle1.A1" office:value-type="string">
            <text:p text:style-name="P16">Model Base</text:p>
          </table:table-cell>
          <table:table-cell table:style-name="Tabelle1.C2" office:value-type="string">
            <text:list xml:id="list3961066410979099527" text:style-name="L32">
              <text:list-item>
                <text:p text:style-name="P68">Support of model containers</text:p>
              </text:list-item>
              <text:list-item>
                <text:p text:style-name="P68">Support of unbound models</text:p>
              </text:list-item>
            </text:list>
          </table:table-cell>
        </table:table-row>
        <table:table-row>
          <table:covered-table-cell/>
          <table:table-cell table:style-name="Tabelle1.B3" office:value-type="string">
            <text:p text:style-name="P16">MIDAS Base</text:p>
          </table:table-cell>
          <table:table-cell table:style-name="Tabelle1.C2" office:value-type="string">
            <text:list xml:id="list8152402325554601617" text:style-name="L33">
              <text:list-item>
                <text:p text:style-name="P69">Support of unbound MIDAS objects</text:p>
              </text:list-item>
            </text:list>
          </table:table-cell>
        </table:table-row>
      </table:table>
      <text:p text:style-name="Standard"/>
      <text:h text:style-name="Heading_20_3" text:outline-level="3"><text:bookmark-start text:name="__RefHeading__1852_918816407"/>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13">Software Part</text:p>
            </table:table-cell>
            <table:covered-table-cell/>
            <table:table-cell table:style-name="Tabelle2.C1" office:value-type="string">
              <text:p text:style-name="P13">New Features</text:p>
            </table:table-cell>
          </table:table-row>
        </table:table-header-rows>
        <table:table-row>
          <table:table-cell table:style-name="Tabelle2.A1" office:value-type="string">
            <text:p text:style-name="P12">(F)rame</text:p>
          </table:table-cell>
          <table:table-cell table:style-name="Tabelle2.A1" office:value-type="string">
            <text:p text:style-name="P16">Simple Scene Controller</text:p>
          </table:table-cell>
          <table:table-cell table:style-name="Tabelle2.C2" office:value-type="string">
            <text:list xml:id="list37539175" text:continue-list="list3961066410979099527" text:style-name="L32">
              <text:list-item>
                <text:p text:style-name="P71">disable</text:p>
              </text:list-item>
            </text:list>
          </table:table-cell>
        </table:table-row>
        <table:table-row>
          <table:table-cell table:style-name="Tabelle2.A3" office:value-type="string">
            <text:p text:style-name="P12">(M)odule</text:p>
          </table:table-cell>
          <table:table-cell table:style-name="Tabelle2.A3" office:value-type="string">
            <text:p text:style-name="P16">Module Coordinator</text:p>
          </table:table-cell>
          <table:table-cell table:style-name="Tabelle2.C2" office:value-type="string">
            <text:list xml:id="list37558219" text:continue-numbering="true" text:style-name="L32">
              <text:list-item>
                <text:p text:style-name="P68">Support of moving modules</text:p>
              </text:list-item>
            </text:list>
          </table:table-cell>
        </table:table-row>
        <table:table-row>
          <table:table-cell table:style-name="Tabelle2.A1" office:value-type="string">
            <text:p text:style-name="P12">(M)odel</text:p>
          </table:table-cell>
          <table:table-cell table:style-name="Tabelle2.A3" office:value-type="string">
            <text:p text:style-name="P16">MIDAS Base</text:p>
          </table:table-cell>
          <table:table-cell table:style-name="Tabelle2.C2" office:value-type="string">
            <text:list xml:id="list725788172734508846" text:style-name="L34">
              <text:list-item>
                <text:p text:style-name="P70">Support of Handover</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1<text:tab/>Pieta / MIB Core<text:tab/>Version 3.0 / 2018-02-18</text:p>
        <text:p text:style-name="Header">This text is a service of <text:a xlink:type="simple" xlink:href="https://github.com/christoph-v/spark">https://github.com/christoph-v/spark</text:a></text:p>
      </style:header>
      <style:footer>
        <text:p text:style-name="Footer"><text:tab/>Seite <text:page-number text:select-page="current">4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7M44S</meta:editing-duration>
    <meta:editing-cycles>283</meta:editing-cycles>
    <meta:generator>OpenOffice.org/3.4.1$Win32 OpenOffice.org_project/341m1$Build-9593</meta:generator>
    <dc:date>2018-02-18T17:35:02.42</dc:date>
    <meta:document-statistic meta:table-count="16" meta:image-count="0" meta:object-count="25" meta:page-count="41" meta:paragraph-count="623" meta:word-count="7843" meta:character-count="4820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zene (= „Applik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Zwischenschicht“)</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uiObj</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u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6.94cm" svg:height="1.17cm" svg:x="5.445cm" svg:y="2.397cm">
          <draw:text-box>
            <text:p>state<text:span text:style-name="T2">1</text:span>, state<text:span text:style-name="T3">2</text:span>, …..state<text:span text:style-name="T3">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